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178f" officeooo:paragraph-rsid="0002178f"/>
    </style:style>
    <style:style style:name="T1" style:family="text">
      <style:text-properties officeooo:rsid="0002ba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idee:</text:p>
      <text:p text:style-name="P1"/>
      <text:p text:style-name="P1">Grundidee des Projektes war es, mit dem LEGO Mindstorms-Baukasten einen Roboter zu entwerfen, der in der Lage ist, Ziele zu erkennen, das Objekt anzuvisieren und mit einer eingebauten Armbrust darauf zu feuern. Dabei war von Anfang an klar, dass wir nicht nur mit den Baukästen allein auskommen würden; vor allem deswegen, weil wir dem NXT die komplexen Operationen, die für die Zielerkennung vonnöten sind, nicht zutrauten. <text:span text:style-name="T1">Folglich gehörte zu dem Projekt auch noch das Auswerten von Bildern auf dem Laptop, sowie das Entwickeln einer Software, die aufgrund dieser Daten den Roboter steue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19S</meta:editing-duration>
    <meta:editing-cycles>4</meta:editing-cycles>
    <meta:generator>LibreOffice/4.1.1.2$Windows_x86 LibreOffice_project/7e4286b58adc75a14f6d83f53a03b6c11fa2903</meta:generator>
    <dc:date>2015-01-28T13:04:38.302000000</dc:date>
    <meta:document-statistic meta:table-count="0" meta:image-count="0" meta:object-count="0" meta:page-count="1" meta:paragraph-count="2" meta:word-count="93" meta:character-count="605" meta:non-whitespace-character-count="513"/>
    <meta:user-defined meta:name="Info 1"/>
    <meta:user-defined meta:name="Info 2"/>
    <meta:user-defined meta:name="Info 3"/>
    <meta:user-defined meta:name="Info 4"/>
  </office:meta>
</office:document-meta>
</file>